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6f31c" officeooo:paragraph-rsid="0016f31c"/>
    </style:style>
    <style:style style:name="P2" style:family="paragraph" style:parent-style-name="Standard">
      <style:paragraph-properties fo:text-align="end" style:justify-single-word="false"/>
      <style:text-properties officeooo:rsid="0016f31c" officeooo:paragraph-rsid="0016f31c"/>
    </style:style>
    <style:style style:name="P3" style:family="paragraph" style:parent-style-name="Standard">
      <style:paragraph-properties fo:text-align="center" style:justify-single-word="false"/>
      <style:text-properties officeooo:rsid="0016f31c" officeooo:paragraph-rsid="0016f31c"/>
    </style:style>
    <style:style style:name="P4" style:family="paragraph" style:parent-style-name="Standard">
      <style:paragraph-properties fo:text-align="start" style:justify-single-word="false"/>
      <style:text-properties officeooo:rsid="0016f31c" officeooo:paragraph-rsid="0016f31c"/>
    </style:style>
    <style:style style:name="P5" style:family="paragraph" style:parent-style-name="Standard">
      <style:paragraph-properties fo:text-align="start" style:justify-single-word="false"/>
      <style:text-properties officeooo:rsid="00170236" officeooo:paragraph-rsid="00170236"/>
    </style:style>
    <style:style style:name="P6" style:family="paragraph" style:parent-style-name="Standard">
      <style:paragraph-properties fo:text-align="start" style:justify-single-word="false"/>
      <style:text-properties officeooo:rsid="0017b4fb" officeooo:paragraph-rsid="0017b4fb"/>
    </style:style>
    <style:style style:name="T1" style:family="text">
      <style:text-properties officeooo:rsid="00170236"/>
    </style:style>
    <style:style style:name="T2" style:family="text">
      <style:text-properties officeooo:rsid="0019641f"/>
    </style:style>
    <style:style style:name="T3" style:family="text">
      <style:text-properties officeooo:rsid="001a986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lint Eisenzimmer</text:p>
      <text:p text:style-name="P2">10/24/2019</text:p>
      <text:p text:style-name="P1"/>
      <text:p text:style-name="P3"/>
      <text:p text:style-name="P3">HW2</text:p>
      <text:p text:style-name="P3"/>
      <text:p text:style-name="P4">1. a) A discrete algorithm such as Dijkstra’s would be better for finding a driving route since it would choose the shortest path (optimal path) vs a sampling based continuous algorithm, which isn’t really designed to handle optimizations as well as A* and Dijkstras, which will also have a cost / reward system.</text:p>
      <text:p text:style-name="P4"><text:s text:c="4"/>b) Cost = L+ t </text:p>
      <text:p text:style-name="P4"/>
      <text:p text:style-name="P4">2. A_free/A_total</text:p>
      <text:p text:style-name="P4"/>
      <text:p text:style-name="P4">3. O(log_k(n)) = L - <text:s/>_k is base k to clarify <text:span text:style-name="T1">and stands for division(quadtree,octree. Etc..)</text:span></text:p>
      <text:p text:style-name="P4"><text:s text:c="36"/><text:span text:style-name="T1">L is Level or Depth</text:span></text:p>
      <text:p text:style-name="P4"/>
      <text:p text:style-name="P5">4. <text:span text:style-name="T2">The bandwidth of an Ultra-sound based distance sensor descreases significantly when increasing the dynamic range since it takes the speed of sound to travel to the target, and then travel back to the sensor, so the wait time is the distance x2.</text:span></text:p>
      <text:p text:style-name="P5"><text:s text:c="3"/><text:span text:style-name="T2">A lazer on the other hand travels at the speed of light so the delay difference would be the speed of light vs the speed of sound.</text:span></text:p>
      <text:p text:style-name="P5"/>
      <text:p text:style-name="P6">5. <text:span text:style-name="T3">a) v = x/t so we have vt = x and then t = x/v</text:span></text:p>
      <text:p text:style-name="P6"><text:s text:c="7"/><text:span text:style-name="T3">c = 300m/s <text:s text:c="2"/>x = 15</text:span></text:p>
      <text:p text:style-name="P6"><text:s text:c="7"/><text:span text:style-name="T3">t = 15 / 300 = .05</text:span></text:p>
      <text:p text:style-name="P6"><text:s text:c="7"/><text:span text:style-name="T3">this is only from the sensor to the target, but we have to account from the target back to sensor so:</text:span></text:p>
      <text:p text:style-name="P6"><text:s text:c="7"/><text:span text:style-name="T3">0.05 x 2 = 0.1 seconds <text:s/>or 10 Hz.</text:span></text:p>
      <text:p text:style-name="P6"/>
      <text:p text:style-name="P6"><text:s text:c="5"/><text:span text:style-name="T3">b) The lazer scanner will return in 10 Hz which is 0.1 seconds.</text:span></text:p>
      <text:p text:style-name="P6"/>
      <text:p text:style-name="P6">6. <text:span text:style-name="T3">a) Accuracy would be 30m</text:span></text:p>
      <text:p text:style-name="P6"><text:s text:c="8"/><text:span text:style-name="T3">Precision would be 3m</text:span></text:p>
      <text:p text:style-name="P6"/>
      <text:p text:style-name="P6"><text:s text:c="4"/><text:span text:style-name="T3">b) 1800/(60*60) =&gt; <text:s text:c="2"/>1800/3600 =&gt; 0.5 readings/second or Hz</text:span></text:p>
      <text:p text:style-name="P4"><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00:17:21.942937869</meta:creation-date>
    <dc:date>2019-10-24T00:55:02.394111925</dc:date>
    <meta:editing-duration>PT5M19S</meta:editing-duration>
    <meta:editing-cycles>3</meta:editing-cycles>
    <meta:generator>LibreOffice/6.0.7.3$Linux_X86_64 LibreOffice_project/00m0$Build-3</meta:generator>
    <meta:document-statistic meta:table-count="0" meta:image-count="0" meta:object-count="0" meta:page-count="1" meta:paragraph-count="20" meta:word-count="246" meta:character-count="1344" meta:non-whitespace-character-count="1018"/>
  </office:meta>
</office:document-meta>
</file>